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F88ACCB6413988A2.png" manifest:media-type="image/png"/>
  <manifest:file-entry manifest:full-path="Pictures/10000000000000800000008058398C070664659B.png" manifest:media-type="image/png"/>
  <manifest:file-entry manifest:full-path="Pictures/10000000000000800000008038ED5C1EE5908781.png" manifest:media-type="image/png"/>
  <manifest:file-entry manifest:full-path="Pictures/1000000000000080000000808729902C2E116F1E.png" manifest:media-type="image/png"/>
  <manifest:file-entry manifest:full-path="Pictures/100000000000008000000080093AE991F34E7C24.png" manifest:media-type="image/png"/>
  <manifest:file-entry manifest:full-path="Pictures/10000000000000800000008028CBD8E2DEFBBDE1.png" manifest:media-type="image/png"/>
  <manifest:file-entry manifest:full-path="Pictures/1000000000000080000000804CAD2E2673FE7192.png" manifest:media-type="image/png"/>
  <manifest:file-entry manifest:full-path="Pictures/100000000000008000000080BA4C837EA8C75812.png" manifest:media-type="image/png"/>
  <manifest:file-entry manifest:full-path="Pictures/100000000000008000000080AFCD615AAB9C639B.png" manifest:media-type="image/png"/>
  <manifest:file-entry manifest:full-path="Pictures/100000000000008000000080744CD8DEE29992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75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75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2890295255056">
          <table:table-cell table:style-name="Table1.A1" office:value-type="string">
            <text:p text:style-name="Table_20_Contents"><draw:frame draw:style-name="fr2" draw:name="Image1" text:anchor-type="char" svg:width="1.3335in" svg:height="1.3335in" draw:z-index="0"><draw:image xlink:href="Pictures/10000000000000800000008038ED5C1EE5908781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1.3335in" svg:height="1.3335in" draw:z-index="1"><draw:image xlink:href="Pictures/100000000000008000000080093AE991F34E7C2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char" svg:width="1.3335in" svg:height="1.3335in" draw:z-index="2"><draw:image xlink:href="Pictures/100000000000008000000080F88ACCB6413988A2.png" xlink:type="simple" xlink:show="embed" xlink:actuate="onLoad" draw:mime-type="image/png"/></draw:frame></text:p>
          </table:table-cell>
          <table:table-cell table:style-name="Table1.D1" office:value-type="string">
            <text:p text:style-name="Table_20_Contents"><draw:frame draw:style-name="fr2" draw:name="Image4" text:anchor-type="char" svg:width="1.3335in" svg:height="1.3335in" draw:z-index="3"><draw:image xlink:href="Pictures/1000000000000080000000808729902C2E116F1E.png" xlink:type="simple" xlink:show="embed" xlink:actuate="onLoad" draw:mime-type="image/png"/></draw:frame></text:p>
          </table:table-cell>
        </table:table-row>
        <table:table-row table:style-name="TableLine2890295268656">
          <table:table-cell table:style-name="Table1.A2" office:value-type="string">
            <text:p text:style-name="Table_20_Contents"><draw:frame draw:style-name="fr2" draw:name="Image5" text:anchor-type="char" svg:width="1.3335in" svg:height="1.3335in" draw:z-index="4"><draw:image xlink:href="Pictures/1000000000000080000000804CAD2E2673FE7192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2" draw:name="Image6" text:anchor-type="char" svg:width="1.3335in" svg:height="1.3335in" draw:z-index="5"><draw:image xlink:href="Pictures/100000000000008000000080BA4C837EA8C75812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2" draw:name="Image7" text:anchor-type="char" svg:width="1.3335in" svg:height="1.3335in" draw:z-index="6"><draw:image xlink:href="Pictures/10000000000000800000008058398C070664659B.png" xlink:type="simple" xlink:show="embed" xlink:actuate="onLoad" draw:mime-type="image/png"/></draw:frame></text:p>
          </table:table-cell>
          <table:table-cell table:style-name="Table1.D2" office:value-type="string">
            <text:p text:style-name="Table_20_Contents"><draw:frame draw:style-name="fr2" draw:name="Image8" text:anchor-type="char" svg:width="1.3335in" svg:height="1.3335in" draw:z-index="7"><draw:image xlink:href="Pictures/10000000000000800000008028CBD8E2DEFBBDE1.png" xlink:type="simple" xlink:show="embed" xlink:actuate="onLoad" draw:mime-type="image/png"/></draw:frame></text:p>
          </table:table-cell>
        </table:table-row>
        <table:table-row table:style-name="TableLine2890295270560">
          <table:table-cell table:style-name="Table1.A2" office:value-type="string">
            <text:p text:style-name="Table_20_Contents"><draw:frame draw:style-name="fr2" draw:name="Image9" text:anchor-type="char" svg:width="1.3335in" svg:height="1.3335in" draw:z-index="8"><draw:image xlink:href="Pictures/100000000000008000000080AFCD615AAB9C639B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<draw:frame draw:style-name="fr1" draw:name="Image10" text:anchor-type="char" svg:x="0.1563in" svg:y="0.0626in" svg:width="1.3335in" svg:height="1.3335in" draw:z-index="9"><draw:image xlink:href="Pictures/100000000000008000000080744CD8DEE2999269.png" xlink:type="simple" xlink:show="embed" xlink:actuate="onLoad" draw:mime-type="image/png"/></draw:frame></text:p>
          </table:table-cell>
        </table:table-row>
        <table:table-row table:style-name="TableLine28902952711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7T12:15:17.230000000</meta:creation-date>
    <dc:date>2022-12-28T17:05:30.034000000</dc:date>
    <meta:editing-duration>PT8M19S</meta:editing-duration>
    <meta:editing-cycles>2</meta:editing-cycles>
    <meta:generator>LibreOffice/7.2.2.2$Windows_X86_64 LibreOffice_project/02b2acce88a210515b4a5bb2e46cbfb63fe97d56</meta:generator>
    <meta:document-statistic meta:table-count="1" meta:image-count="10" meta:object-count="0" meta:page-count="1" meta:paragraph-count="0" meta:word-count="0" meta:character-count="0" meta:non-whitespace-character-count="0"/>
  </office:meta>
</office:document-meta>
</file>